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4000001E551207C2E611467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7cm" svg:height="11.645cm" draw:z-index="0"><draw:image xlink:href="Pictures/10000001000002C4000001E551207C2E611467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09:48:34.544565888</meta:creation-date>
    <dc:date>2023-10-18T09:49:24.400436711</dc:date>
    <meta:editing-duration>PT5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